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12.069cm" fo:min-width="5.469cm"/>
    </style:style>
    <style:style style:name="gr2" style:family="graphic" style:parent-style-name="standard">
      <style:graphic-properties draw:fill-color="#ff6666" draw:textarea-horizontal-align="justify" draw:textarea-vertical-align="middle" draw:auto-grow-height="false" fo:min-height="12.069cm" fo:min-width="5.469cm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12.069cm" fo:min-width="5.46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2.069cm" fo:min-width="5.469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1.699cm" fo:min-width="4.46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99cm" fo:min-width="4.465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1.699cm" fo:min-width="4.465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699cm" fo:min-width="4.46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512cm" fo:min-width="15.28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512cm" fo:min-width="4.724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.512cm" fo:min-width="4.92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274cm" fo:min-width="11.438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loext:graphic-properties draw:fill-color="#cccccc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>
      <loext:graphic-properties draw:fill-color="#ccccc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2.319cm" svg:x="1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12.319cm" svg:x="1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12.319cm" svg:x="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69cm" svg:height="12.319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75cm" svg:height="2.159cm" svg:x="7.382cm" svg:y="1.889cm">
          <text:p text:style-name="P5">unmodified</text:p>
          <text:p text:style-name="P5">(committ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75cm" svg:height="2.159cm" svg:x="1.382cm" svg:y="1.889cm">
          <text:p text:style-name="P5">untrack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175cm" svg:height="2.159cm" svg:x="13.382cm" svg:y="1.889cm">
          <text:p text:style-name="P5">modifi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75cm" svg:height="2.159cm" svg:x="19.382cm" svg:y="1.889cm">
          <text:p text:style-name="P5">stag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8.034cm" svg:height="1.524cm" svg:x="3.921cm" svg:y="4.683cm">
          <text:p text:style-name="P6"><text:span text:style-name="T1">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5.97cm" svg:height="1.524cm" svg:x="15.986cm" svg:y="6.384cm">
          <text:p text:style-name="P6"><text:span text:style-name="T1">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6.194cm" svg:height="1.524cm" svg:x="9.763cm" svg:y="8.085cm">
          <text:p text:style-name="P8"><text:span text:style-name="T2">edit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1.938cm" svg:height="1.524cm" svg:x="9.763cm" svg:y="10.086cm">
          <text:p text:style-name="P10"><text:span text:style-name="T3">commit</text:span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2:55.675830903</meta:creation-date>
    <dc:date>2017-08-13T13:46:19.387991608</dc:date>
    <meta:editing-duration>PT23M11S</meta:editing-duration>
    <meta:editing-cycles>7</meta:editing-cycles>
    <meta:generator>LibreOffice/5.1.6.2$Linux_X86_64 LibreOffice_project/10m0$Build-2</meta:generator>
    <meta:document-statistic meta:object-count="12"/>
  </office:meta>
</office:document-meta>
</file>